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BUSTAMANTE VILLANUEVA, FLOR DEIS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57719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568818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BUSTAMANTE VILLANUEVA, FLOR DEIS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57719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568818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757719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14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10/2021</text:p>
          </table:table-cell>
          <table:table-cell table:style-name="Tabla2.A3" office:value-type="string">
            <text:p text:style-name="P22">936853</text:p>
          </table:table-cell>
          <table:table-cell table:style-name="Tabla2.D3" office:value-type="string">
            <text:p text:style-name="P23">14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5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0:10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